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9a00"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000000" draw:stroke="none" fo:margin="1.000000000000000pt" style:wrap="biggest" style:wrap-dynamic-threshold="0.000000000000000pt" svg:fill-rule="evenodd"/>
    </style:style>
    <style:style style:name="gr5" style:family="graphic">
      <style:graphic-properties draw:fill="solid" draw:fill-color="#ffca00" draw:stroke="none" fo:margin="1.000000000000000pt" style:wrap="biggest" style:wrap-dynamic-threshold="0.000000000000000pt" svg:fill-rule="evenodd"/>
    </style:style>
    <style:style style:name="gr6" style:family="graphic">
      <style:graphic-properties draw:fill="solid" draw:fill-color="#ff0000" draw:stroke="none" fo:margin="1.000000000000000pt" style:wrap="biggest" style:wrap-dynamic-threshold="0.000000000000000pt" svg:fill-rule="evenodd"/>
    </style:style>
    <style:style style:name="gr7" style:family="graphic">
      <style:graphic-properties draw:fill="solid" draw:fill-color="#ffffff" draw:stroke="solid" draw:stroke-linejoin="round" fo:margin="1.000000000000000pt" style:wrap="biggest" style:wrap-dynamic-threshold="0.000000000000000pt" svg:fill-rule="evenodd" svg:stroke-color="#000000" svg:stroke-opacity="1" svg:stroke-width="1.000000000000000pt"/>
    </style:style>
    <style:style style:name="gr8" style:family="graphic">
      <style:graphic-properties draw:fill="none" draw:stroke="solid" draw:stroke-linejoin="round" fo:margin="1.000000000000000pt" style:wrap="biggest" style:wrap-dynamic-threshold="0.000000000000000pt" svg:fill-rule="nonzero" svg:stroke-color="#000000" svg:stroke-opacity="1" svg:stroke-width="1.000000000000000pt"/>
    </style:style>
    <style:style style:name="gr9" style:family="graphic">
      <style:graphic-properties draw:fill="none" draw:stroke="solid" draw:stroke-linejoin="miter" fo:margin="1.000000000000000pt" style:wrap="biggest" style:wrap-dynamic-threshold="0.000000000000000pt" svg:fill-rule="nonzero" svg:stroke-color="#000000" svg:stroke-opacity="1" svg:stroke-width="1.000000000000000pt"/>
    </style:style>
    <style:style style:name="gr10" style:family="graphic">
      <style:graphic-properties draw:fill="solid" draw:fill-color="#000000" draw:stroke="solid" draw:stroke-linejoin="round" fo:margin="1.000000000000000pt" style:wrap="biggest" style:wrap-dynamic-threshold="0.000000000000000pt" svg:fill-rule="evenodd" svg:stroke-color="#000000" svg:stroke-opacity="1" svg:stroke-width="1.00000000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937" draw:layer="" svg:width="149.99997600000pt" svg:height="31.24999360000pt" svg:x="0.00000000000pt" svg:y="0.00001503906pt"/>
          <draw:rect draw:style-name="gr3" draw:id="shape3" draw:name="rect935" draw:layer="" svg:width="149.99997600000pt" svg:height="3.12856960000pt" svg:x="0.00000000000pt" svg:y="31.24286160000pt"/>
          <draw:rect draw:style-name="gr4" draw:id="shape4" draw:name="rect934" draw:layer="" svg:width="149.99997600000pt" svg:height="31.24999360000pt" svg:x="0.00000000000pt" svg:y="34.37142640000pt"/>
          <draw:rect draw:style-name="gr3" draw:id="shape5" draw:name="rect933" draw:layer="" svg:width="149.99997600000pt" svg:height="3.12856960000pt" svg:x="0.00000000000pt" svg:y="65.62142320000pt"/>
          <draw:rect draw:style-name="gr5" draw:id="shape6" draw:name="rect931" draw:layer="" svg:width="149.99997600000pt" svg:height="31.24999360000pt" svg:x="0.00000000000pt" svg:y="68.74998800000pt"/>
          <draw:path draw:style-name="gr6" draw:id="shape7" draw:name="path932" draw:layer="" svg:width="65.25913962001pt" svg:height="100.00000000000pt" svg:viewBox="0 0 65 100" svg:d="M0 0L0 100L65.2591 49.9999Z" koffice:nodeTypes="cccc"/>
          <draw:g draw:style-name="gr1" draw:id="shape8" draw:name="g938" svg:y="34.25990312282pt">
            <draw:path draw:style-name="gr5" draw:id="shape9" draw:name="polygon916" draw:layer="" svg:width="154.66773265787pt" svg:height="148.51267841764pt" draw:transform="matrix(0.20888907545 0.00434738369 -0.00434738369 0.20888907545 12.84717363861pt 33.92881320673pt)" svg:viewBox="0 0 155 149" svg:d="M127.03 146.508L78.4739 112.391L31.4404 148.513L48.7919 91.6609L0 57.9661L59.28 56.9465L76.1584 0L95.4439 56.2219L154.668 54.7219L107.307 90.4884Z" koffice:nodeTypes="ccccccccccc"/>
            <draw:path draw:style-name="gr7" draw:id="shape10" draw:name="path919" draw:layer="" svg:width="82.34015666429pt" svg:height="46.39684863326pt" draw:transform="matrix(0.21537332000 0.00000000000 0.00000000000 0.21537332000 20.08529850120pt 47.45886093235pt)" svg:viewBox="0 0 82 46" svg:d="M0 43.6439L33.3337 43.6439C36.0158 46.6777 41.9999 47.915 47.6995 43.6077C58.1473 37.839 78.3601 43.6439 78.3601 43.6439L82.3402 39.38L72.6382 7.27357L69.1553 3.51105C69.1553 3.51105 61.6931 -1.0035 47.513 0.501349C33.3337 2.0062 28.3584 0 28.3584 0C28.3584 0 15.9207 1.50485 12.4381 3.26037C12.0552 3.57291 8.45786 7.27357 8.45786 7.27357Z" koffice:nodeTypes="cccccccccccc"/>
            <draw:path draw:style-name="gr8" draw:id="shape11" draw:name="path918" draw:layer="" svg:width="65.37253224615pt" svg:height="12.15881227857pt" draw:transform="matrix(0.21537332000 0.00000000000 0.00000000000 0.21537332000 21.53765556222pt 54.82498062247pt)" svg:viewBox="0 0 65 12" svg:d="M0 1.02024C0 1.02024 32.0599 -3.00211 41.3279 9.31619C36.0938 12.911 31.4854 13.2073 26.5498 9.56824C27.336 8.25323 38.0714 -3.00211 65.3725 0.769003" koffice:nodeTypes="cccc"/>
            <draw:path draw:style-name="gr9" draw:id="shape12" draw:name="path920" draw:layer="" svg:width="0.24960000000pt" svg:height="35.21600000000pt" draw:transform="matrix(0.21537332000 0.00000000000 0.00000000000 0.21537332000 28.85319804800pt 48.15804887840pt)" svg:viewBox="0 0 0 35" svg:d="M0.2496 0L0 35.216" koffice:nodeTypes="cc"/>
            <draw:path draw:style-name="gr9" draw:id="shape13" draw:name="path921" draw:layer="" svg:width="5.98880522667pt" svg:height="27.94562642286pt" draw:transform="matrix(0.21537332000 0.00000000000 0.00000000000 0.21537332000 35.03906439571pt 48.26556323974pt)" svg:viewBox="0 0 6 28" svg:d="M0 0L5.98881 27.9456" koffice:nodeTypes="cc"/>
            <draw:path draw:style-name="gr8" draw:id="shape14" draw:name="path922" draw:layer="" svg:width="3.68884456320pt" svg:height="14.86413824000pt" draw:transform="matrix(0.21537332000 0.00000000000 0.00000000000 0.21537332000 22.12934637679pt 48.17097127760pt)" svg:viewBox="0 0 4 15" svg:d="M3.68884 0L0 14.8641" koffice:nodeTypes="cc"/>
            <draw:path draw:style-name="gr10" draw:id="shape15" draw:name="path917" draw:layer="" svg:width="123.59876510129pt" svg:height="101.51593815628pt" draw:transform="matrix(0.21537332000 0.00000000000 0.00000000000 0.21537332000 15.40385786836pt 37.80190032060pt)" svg:viewBox="0 0 124 102" svg:d="M0 91.9106L7.85783 101.116C8.78058 101.667 9.60021 101.631 10.4198 101.116L22.0654 87.1531L26.9565 81.1019C27.7138 80.2057 27.9556 79.2056 27.8881 78.3094L37.2389 70.0067C38.0038 70.0594 38.4594 70.1456 39.2243 70.1975C38.3205 69.9636 37.6575 69.5239 38.369 68.5342L40.465 66.9053L42.0952 68.9995C42.0952 68.9995 39.7666 72.0251 39.5337 72.0251C39.3007 72.0251 36.9716 72.0251 36.9716 72.0251L32.0805 76.4474L34.2187 78.3357L37.4374 87.1531L41.3971 84.3598L38.8349 75.2838L44.425 69.2326L42.3284 65.9739L43.7262 64.112C43.7262 64.112 63.0724 76.283 70.5259 73.0252C70.7272 73.0978 70.9764 64.345 70.9764 64.345C70.9764 64.345 50.9465 62.2508 50.48 58.2938C50.0144 54.3376 54.9057 53.8723 54.9057 53.8723L52.809 50.8468L53.2755 49.217L56.769 53.6393L64.6882 46.8898L111.27 99.953C113.813 98.9227 114.356 98.301 114.53 95.7638C114.466 95.7 68.8806 43.3989 68.8806 43.3989L72.3742 39.6757C73.0626 38.9 73.3046 38.5704 73.3054 37.3477L78.6624 32.6934C80.2734 33.2464 81.3005 34.2112 82.1559 35.4857L96.8832 23.0139C97.2714 23.4018 98.4503 23.7897 99.2506 23.3534L123.599 0L97.0622 18.7293L96.1309 18.0312C96.1309 17.2553 97.0933 17.0635 96.1309 15.7038C95.0997 14.4675 93.5686 16.8675 93.3362 16.8675C93.103 16.8675 89.4952 15.5935 88.7045 13.9793L88.4449 18.2639L81.6903 24.5478L76.5666 24.315L69.113 31.5296L68.1817 34.3221L69.3463 36.6501C69.3463 36.6501 65.3863 40.141 65.3863 39.908C65.3863 39.6757 64.586 38.8792 64.5516 38.7763L67.9485 35.7188L68.4142 33.6244L67.2808 31.856C66.9374 32.1054 62.5916 36.6501 62.3584 36.1841C61.9702 35.7499 49.782 21.9877 49.782 21.9877L50.48 19.4275L42.5616 10.8164C39.6747 9.82046 35.1083 9.65278 34.1767 15.9366C33.4512 17.4124 27.4223 16.1693 27.4223 16.1693L24.1616 16.8675L5.76163 42.9336L16.0097 55.2682L36.9716 28.7369L37.5939 21.2207L41.9922 26.1348C43.4586 26.3231 44.8555 26.3396 46.1846 25.6694L58.6037 39.5209L56.5358 41.5369C57.2347 42.3127 57.7155 42.8083 58.4144 43.584C59.1132 43.1187 59.7802 42.5601 60.479 42.094C60.7122 42.4052 61.1004 42.995 61.3336 43.3055C60.2929 43.8714 59.5629 44.6248 58.5222 45.1906C56.8569 44.106 55.2491 42.7556 55.3713 40.6063L48.3842 46.4245L48.151 47.5881L27.4223 64.8103L25.559 65.0434L25.0931 70.3962L38.602 59.2252L38.602 57.5955L39.9994 58.7591L50.48 50.3815C50.48 50.3815 51.1789 51.312 50.9465 51.312C50.7132 51.312 41.6296 59.6905 41.6296 59.6905L41.3971 60.6211L39.7666 62.0178L38.8349 61.3194L26.2577 72.4904L24.3945 72.4904L17.4072 79.473C15.6049 79.6294 14.0433 79.8202 12.516 80.8689Z" koffice:nodeTypes="ccccccccccccccccccccccccccccccccccccccccccccccccccccccccccccccccccccccccccccccc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5:01</dc:date>
    <meta:creation-date>2011-05-22T06:11:35</meta:creation-date>
    <dc:creator>Yue Liu</dc:creator>
  </office:meta>
</office:document-meta>
</file>